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291cm" fo:margin-left="0.356cm" fo:margin-right="16.353cm" table:align="margins"/>
    </style:style>
    <style:style style:name="Table1.A" style:family="table-column">
      <style:table-column-properties style:column-width="0.291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6b48f" officeooo:paragraph-rsid="0016b48f"/>
    </style:style>
    <style:style style:name="P2" style:family="paragraph" style:parent-style-name="Standard">
      <style:text-properties officeooo:rsid="0018232a" officeooo:paragraph-rsid="0018232a"/>
    </style:style>
    <style:style style:name="P3" style:family="paragraph" style:parent-style-name="Standard">
      <style:text-properties officeooo:rsid="00189436" officeooo:paragraph-rsid="00189436"/>
    </style:style>
    <style:style style:name="P4" style:family="paragraph" style:parent-style-name="Standard">
      <style:text-properties officeooo:rsid="001a70bd" officeooo:paragraph-rsid="001a70bd"/>
    </style:style>
    <style:style style:name="P5" style:family="paragraph" style:parent-style-name="Standard">
      <style:text-properties officeooo:rsid="001c8db4" officeooo:paragraph-rsid="001c8db4"/>
    </style:style>
    <style:style style:name="P6" style:family="paragraph" style:parent-style-name="Standard">
      <style:text-properties officeooo:rsid="001dc28c" officeooo:paragraph-rsid="001dc28c"/>
    </style:style>
    <style:style style:name="P7" style:family="paragraph" style:parent-style-name="Standard">
      <style:text-properties officeooo:rsid="00210ef3" officeooo:paragraph-rsid="00210ef3"/>
    </style:style>
    <style:style style:name="P8" style:family="paragraph" style:parent-style-name="Standard">
      <style:text-properties officeooo:rsid="00210ef3" officeooo:paragraph-rsid="00278ca4"/>
    </style:style>
    <style:style style:name="P9" style:family="paragraph" style:parent-style-name="Standard">
      <style:text-properties officeooo:rsid="0021bdd4" officeooo:paragraph-rsid="0021bdd4"/>
    </style:style>
    <style:style style:name="P10" style:family="paragraph" style:parent-style-name="Standard">
      <style:text-properties officeooo:rsid="0022881b" officeooo:paragraph-rsid="0022881b"/>
    </style:style>
    <style:style style:name="P11" style:family="paragraph" style:parent-style-name="Standard">
      <style:text-properties officeooo:rsid="00243762" officeooo:paragraph-rsid="00243762"/>
    </style:style>
    <style:style style:name="P12" style:family="paragraph" style:parent-style-name="Standard">
      <style:text-properties officeooo:rsid="00269724" officeooo:paragraph-rsid="00269724"/>
    </style:style>
    <style:style style:name="P13" style:family="paragraph" style:parent-style-name="Standard">
      <style:text-properties officeooo:rsid="0027c407" officeooo:paragraph-rsid="0027c407"/>
    </style:style>
    <style:style style:name="P14" style:family="paragraph" style:parent-style-name="Standard">
      <style:text-properties officeooo:rsid="00280f5a" officeooo:paragraph-rsid="00280f5a"/>
    </style:style>
    <style:style style:name="P15" style:family="paragraph" style:parent-style-name="Standard">
      <style:text-properties officeooo:rsid="00283a59" officeooo:paragraph-rsid="00283a59"/>
    </style:style>
    <style:style style:name="P16" style:family="paragraph" style:parent-style-name="Standard">
      <style:text-properties officeooo:rsid="0028dcd3" officeooo:paragraph-rsid="0028dcd3"/>
    </style:style>
    <style:style style:name="P17" style:family="paragraph" style:parent-style-name="Preformatted_20_Text">
      <style:text-properties fo:font-variant="normal" fo:text-transform="none" fo:color="#ffffff" style:font-name="SFMono-Regular" fo:font-size="10.5pt" fo:letter-spacing="normal" fo:font-style="normal" fo:font-weight="normal" officeooo:rsid="0016b48f" officeooo:paragraph-rsid="0016b48f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style:writing-mode="lr-tb"/>
    </style:style>
    <style:style style:name="T1" style:family="text">
      <style:text-properties officeooo:rsid="0018232a"/>
    </style:style>
    <style:style style:name="T2" style:family="text">
      <style:text-properties fo:color="#d7deea"/>
    </style:style>
    <style:style style:name="T3" style:family="text">
      <style:text-properties fo:font-variant="normal" fo:text-transform="none" fo:color="#ffffff" style:font-name="SFMono-Regular" fo:font-size="10.5pt" fo:letter-spacing="normal" fo:font-style="normal" fo:font-weight="normal"/>
    </style:style>
    <style:style style:name="T4" style:family="text">
      <style:text-properties fo:font-variant="normal" fo:text-transform="none" fo:color="#ffffff" style:font-name="SFMono-Regular" fo:font-size="10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ffffff" style:font-name="SFMono-Regular" fo:font-size="10.5pt" fo:letter-spacing="normal" fo:font-style="normal" fo:font-weight="bold" officeooo:rsid="0022881b" style:font-weight-asian="bold" style:font-weight-complex="bold"/>
    </style:style>
    <style:style style:name="T6" style:family="text">
      <style:text-properties fo:font-variant="normal" fo:text-transform="none" fo:color="#ffffff" style:font-name="Liberation Serif" fo:font-size="10.5pt" fo:letter-spacing="normal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ffffff" style:font-name="Liberation Serif" fo:font-size="10.5pt" fo:letter-spacing="normal" fo:font-style="italic" fo:font-weight="normal" officeooo:rsid="00243762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d7deea" style:font-name="SFMono-Regular" fo:font-size="10.5pt" fo:letter-spacing="normal" fo:font-style="normal" fo:font-weight="normal"/>
    </style:style>
    <style:style style:name="T9" style:family="text">
      <style:text-properties officeooo:rsid="0016b48f"/>
    </style:style>
    <style:style style:name="T10" style:family="text">
      <style:text-properties officeooo:rsid="00196f4b"/>
    </style:style>
    <style:style style:name="T11" style:family="text">
      <style:text-properties officeooo:rsid="0021bdd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3a96a" style:font-weight-asian="bold" style:font-weight-complex="bold"/>
    </style:style>
    <style:style style:name="T14" style:family="text">
      <style:text-properties fo:font-weight="bold" officeooo:rsid="00243762" style:font-weight-asian="bold" style:font-weight-complex="bold"/>
    </style:style>
    <style:style style:name="T15" style:family="text">
      <style:text-properties officeooo:rsid="0023a96a"/>
    </style:style>
    <style:style style:name="T16" style:family="text">
      <style:text-properties officeooo:rsid="00243762"/>
    </style:style>
    <style:style style:name="T17" style:family="text">
      <style:text-properties officeooo:rsid="00278ca4"/>
    </style:style>
    <style:style style:name="T18" style:family="text">
      <style:text-properties officeooo:rsid="0027c407"/>
    </style:style>
    <style:style style:name="gr1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start="Arrowheads_20_1" draw:textarea-horizontal-align="justify" draw:textarea-vertical-align="middle" draw:auto-grow-height="false" fo:min-height="0.078cm" fo:min-width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start="Arrowheads_20_1" draw:textarea-horizontal-align="justify" draw:textarea-vertical-align="middle" draw:auto-grow-height="false" fo:min-height="2.937cm" fo:min-width="3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start="Arrowheads_20_1" draw:textarea-horizontal-align="justify" draw:textarea-vertical-align="middle" draw:auto-grow-height="false" fo:min-height="2.302cm" fo:min-width="2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-js</text:p>
      <text:p text:style-name="P1"><text:s text:c="3"/>It is a library used to create <text:s/><text:span text:style-name="T1">ui.</text:span></text:p>
      <text:p text:style-name="P12">Advantages of Reactjs-</text:p>
      <text:p text:style-name="P12"><text:s text:c="2"/>1.components based approach.</text:p>
      <text:p text:style-name="P12"><text:s text:c="2"/>2.jsx</text:p>
      <text:p text:style-name="P12"><text:s text:c="2"/>3.virtual dom-<text:span text:style-name="T17">whenever there is any change in the particular dom the virtual dom will takes an in <text:s text:c="4"/>memory representation of actual dom.so the changed and actual dom will compare and virtual dom will rerender the changed dom.--process is reconcilation.</text:span><text:span text:style-name="T18">engine used for virtual dom is fibre</text:span></text:p>
      <text:p text:style-name="P13"/>
      <text:p text:style-name="P13">Types of components.</text:p>
      <text:p text:style-name="P13"><text:s/>1.class based</text:p>
      <text:p text:style-name="P13"><text:s/>2.function based components is stateless and introduction of usestate it is stateful</text:p>
      <text:p text:style-name="P13">state is an object to store an information .hooks is used to create a state.</text:p>
      <text:p text:style-name="P12"/>
      <text:p text:style-name="P2">react-bootstrap is a library used for styling.</text:p>
      <text:p text:style-name="P3">Bootswatch-themes can be apply by this library-<text:span text:style-name="T10">download min.css and put it in src folder and import this min.css in index</text:span></text:p>
      <text:p text:style-name="P3"/>
      <text:p text:style-name="P4">Life cycle method of a component</text:p>
      <text:p text:style-name="P4"><text:s text:c="2"/>1.mounting</text:p>
      <text:p text:style-name="P4"><text:s text:c="3"/>2.updating</text:p>
      <text:p text:style-name="P4"><text:s text:c="3"/>3.unmounting</text:p>
      <text:p text:style-name="P4"/>
      <text:p text:style-name="P5">useEffect <text:span text:style-name="T18">hook </text:span>is used to implement lifecycle method of functional component.<text:span text:style-name="T18">or sideeffects to a component</text:span></text:p>
      <text:p text:style-name="P5"><text:s/>useEffect(()=&gt;{</text:p>
      <text:p text:style-name="P5"><text:s text:c="5"/>first-----&gt;mounting-<text:span text:style-name="T18">component did mount</text:span></text:p>
      <text:p text:style-name="P5"/>
      <text:p text:style-name="P5"><text:s text:c="4"/>return()=&gt;{</text:p>
      <text:p text:style-name="P5"><text:s/>second----&gt;unmounting-<text:span text:style-name="T18">component did unmount</text:span></text:p>
      <text:p text:style-name="P5">}</text:p>
      <text:p text:style-name="P5">},[third] -------------&gt;updating-<text:span text:style-name="T18">component did update</text:span>)</text:p>
      <text:p text:style-name="P5"/>
      <text:p text:style-name="P5"/>
      <text:p text:style-name="P6">Routing</text:p>
      <text:p text:style-name="P6">base route-constant and no change <text:s/>ie static eg.. amazon.in</text:p>
      <text:p text:style-name="P6">params-=dynamic changes in routing <text:s text:c="2"/>eg..amazon.in/ <text:s/>fossil-Analog/1</text:p>
      <text:p text:style-name="P6"/>
      <text:p text:style-name="P6">library-npm i react-router-dom-used for routing purpose</text:p>
      <text:p text:style-name="P7">first structure creating in app.js path=’/restaurant/:id’</text:p>
      <text:p text:style-name="P7">id is dynamic content..</text:p>
      <text:p text:style-name="P7">Then copy the static content from path and paste it in the link tag(inside the tactic symbol) then $ is used for obtaining the dynamic content</text:p>
      <text:p text:style-name="P7"/>
      <text:p text:style-name="P14">react routerdom[routes,routers,route,link,useParams]</text:p>
      <text:p text:style-name="P14">To handle apis-javascript fetch api,external library-axios</text:p>
      <text:p text:style-name="P14"/>
      <text:p text:style-name="P15">npm install redux react-redux redux-thunk</text:p>
      <text:p text:style-name="P15"/>
      <text:p text:style-name="P16">axios (library)is an alternative of fetch.React commonly uses axios for api consumptions.</text:p>
      <text:p text:style-name="P7"/>
      <text:p text:style-name="P8"><text:s text:c="7"/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"/><text:span text:style-name="T16">Redux is a state management tool to avoid the props drilling.</text:span></text:p>
      <text:p text:style-name="P7"/>
      <text:p text:style-name="P7"><text:s text:c="20"/><text:span text:style-name="T11">updated state <text:s text:c="49"/></text:span></text:p>
      <text:p text:style-name="P7"/>
      <text:p text:style-name="P9"><draw:line text:anchor-type="paragraph" draw:z-index="0" draw:name="Shape1" draw:style-name="gr1" draw:text-style-name="P18" svg:x1="0.907cm" svg:y1="0.579cm" svg:x2="1.039cm" svg:y2="4.733cm"><text:p/></draw:line>Reducers=================================&gt;STORE</text:p>
      <table:table table:name="Table1" table:style-name="Table1">
        <table:table-column table:style-name="Table1.A"/>
        <table:table-header-rows>
          <table:table-row table:style-name="TableLine94828424165456"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P7"/>
      <text:p text:style-name="P7"><text:s text:c="19"/><text:span text:style-name="T15">Reducers is a function that accepts an empty state an</text:span><text:span text:style-name="T16">d an action.The output from action updated into an empty state and output of reducer is updated state and the reducer push the updated state into a store.</text:span></text:p>
      <text:p text:style-name="P7"/>
      <text:p text:style-name="P11">Action contains logics or functions (eg.asynchronous functions)</text:p>
      <text:p text:style-name="P10">payload-<text:span text:style-name="T16">(output)</text:span></text:p>
      <text:p text:style-name="Standard"><text:span text:style-name="T9"><text:s/></text:span><text:span text:style-name="T3">npm <text:s/></text:span><text:span text:style-name="T5">p</text:span><text:span text:style-name="T4">install</text:span><text:span text:style-name="T3"> </text:span><text:span text:style-name="T6">r</text:span><text:span text:style-name="T7">Aassssssssdddfgfaahxsxssnnn</text:span><text:span text:style-name="T6">eact</text:span><text:span text:style-name="T8">-</text:span><text:span text:style-name="T3">bootstrap bootstrap</text:span></text:p>
      <text:p text:style-name="P17"><draw:custom-shape text:anchor-type="paragraph" draw:z-index="1" draw:name="Shape2" draw:style-name="gr4" draw:text-style-name="P20" svg:width="2.408cm" svg:height="2.303cm" svg:x="0.086cm" svg:y="0.153cm"><text:p text:style-name="P20">Action</text:p><draw:enhanced-geometry svg:viewBox="0 0 21600 21600" draw:type="rectangle" draw:enhanced-path="M 0 0 L 21600 0 21600 21600 0 21600 0 0 Z N"/></draw:custom-shape>npm install react<text:span text:style-name="T2">-</text:span>bootstrap bootstrap</text:p>
      <text:p text:style-name="P1"><draw:custom-shape text:anchor-type="paragraph" draw:z-index="2" draw:name="Shape3" draw:style-name="gr3" draw:text-style-name="P19" svg:width="4.419cm" svg:height="4.155cm" svg:x="9.585cm" svg:y="0.288cm"><text:p text:style-name="P19">COMPONENTS..</text:p><text:p text:style-name="P19">Suppose A componen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2" draw:text-style-name="P18" svg:width="0.107cm" svg:height="0.107cm" svg:x="16.544cm" svg:y="1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5" draw:style-name="gr1" draw:text-style-name="P18" svg:x1="2.494cm" svg:y1="1.081cm" svg:x2="9.585cm" svg:y2="2.51cm"><text:p/></draw:line><text:s text:c="2"/><text:span text:style-name="T12"><text:s text:c="37"/></text:span><text:span text:style-name="T13">DISPATCH -</text:span><text:span text:style-name="T14">(function execution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3:09:06.996133723</meta:creation-date>
    <dc:date>2023-02-22T16:17:31.852676080</dc:date>
    <meta:editing-duration>P1DT17H23M3S</meta:editing-duration>
    <meta:editing-cycles>16</meta:editing-cycles>
    <meta:generator>LibreOffice/6.4.7.2$Linux_X86_64 LibreOffice_project/40$Build-2</meta:generator>
    <meta:document-statistic meta:table-count="1" meta:image-count="0" meta:object-count="0" meta:page-count="2" meta:paragraph-count="44" meta:word-count="314" meta:character-count="2440" meta:non-whitespace-character-count="1995"/>
  </office:meta>
</office:document-meta>
</file>